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0e2128"/>
    </style:style>
    <style:style style:name="T3" style:family="text">
      <style:text-properties officeooo:rsid="000e9e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PlayRound() {</text:p>
      <text:p text:style-name="Preformatted_20_Text">1. bring in computer choice</text:p>
      <text:p text:style-name="Preformatted_20_Text">2. bring in human choice</text:p>
      <text:p text:style-name="Preformatted_20_Text">3. sanitise human choice so that it can be read by input</text:p>
      <text:p text:style-name="Preformatted_20_Text">4. <text:span text:style-name="T1">convert human input to 1, 2 or 3 - OR COMPARE STRINGS?</text:span></text:p>
      <text:p text:style-name="Preformatted_20_Text"><text:tab/><text:span text:style-name="T2">Changed to simple if and else logic tests as below</text:span></text:p>
      <text:p text:style-name="Preformatted_20_Text">5. compare human choice to computer choice</text:p>
      <text:p text:style-name="Preformatted_20_Text">6. console.log winning or losing message </text:p>
      <text:p text:style-name="Preformatted_20_Text"><text:tab/>ensure ‘Paper beats rock!’ is dynamic, i.e. 7. computerChoice(1) beats <text:tab/>humanChoice(2)</text:p>
      <text:p text:style-name="Preformatted_20_Text">7. increment humanScore or computerScore based on who won</text:p>
      <text:p text:style-name="Preformatted_20_Text"><text:tab/>e.g. humanScore++</text:p>
      <text:p text:style-name="Preformatted_20_Text"/>
      <text:p text:style-name="Preformatted_20_Text"/>
      <text:p text:style-name="Preformatted_20_Text"/>
      <text:p text:style-name="P1">***Conversion from Math.random()</text:p>
      <text:p text:style-name="Preformatted_20_Text"/>
      <text:p text:style-name="Preformatted_20_Text">1 = rock</text:p>
      <text:p text:style-name="Preformatted_20_Text">2 = paper</text:p>
      <text:p text:style-name="Preformatted_20_Text">3 = scissors</text:p>
      <text:p text:style-name="Preformatted_20_Text"/>
      <text:p text:style-name="Preformatted_20_Text"/>
      <text:p text:style-name="Preformatted_20_Text"/>
      <text:p text:style-name="P1">***Convert both options to numbers for simple if(computerChoice &gt; humanChoice) statements?</text:p>
      <text:p text:style-name="Preformatted_20_Text"/>
      <text:p text:style-name="Preformatted_20_Text">paper beats rock<text:tab/><text:tab/><text:tab/>2 beats 1<text:tab/><text:tab/>2 &gt; 1<text:tab/><text:tab/>diff of 1</text:p>
      <text:p text:style-name="Preformatted_20_Text">paper loses to scissors<text:tab/><text:tab/>2 loses 3<text:tab/><text:tab/>3 &gt; 2<text:tab/><text:tab/>diff of 1</text:p>
      <text:p text:style-name="Preformatted_20_Text">rock beats scissors<text:tab/><text:tab/>1 beats 3<text:tab/><text:tab/><text:tab/><text:tab/>diff of 2</text:p>
      <text:p text:style-name="Preformatted_20_Text">rock loses to paper<text:tab/><text:tab/>1 loses 2<text:tab/><text:tab/>2 &gt; 1<text:tab/><text:tab/>diff of 1</text:p>
      <text:p text:style-name="Preformatted_20_Text">scissors beat paper<text:tab/><text:tab/>3 beats 2<text:tab/><text:tab/>3 &gt; 2<text:tab/><text:tab/>diff of 1</text:p>
      <text:p text:style-name="Preformatted_20_Text">scissors lose to rock<text:tab/><text:tab/>3 loses <text:span text:style-name="T3">1<text:tab/><text:tab/><text:tab/><text:tab/></text:span>diff of 2</text:p>
      <text:p text:style-name="Preformatted_20_Text"/>
      <text:p text:style-name="Preformatted_20_Text"/>
      <text:p text:style-name="Preformatted_20_Text"/>
      <text:p text:style-name="P1">***Order if if(rock &gt; paper) test were to be used</text:p>
      <text:p text:style-name="Preformatted_20_Text"/>
      <text:p text:style-name="Preformatted_20_Text">A B C D E F G H I J K L M N O P Q R S T U V W X Y Z</text:p>
      <text:p text:style-name="Preformatted_20_Text"><text:s text:c="30"/>1 <text:s text:c="2"/>2 3</text:p>
      <text:p text:style-name="Preformatted_20_Text"/>
      <text:p text:style-name="Preformatted_20_Text"/>
      <text:p text:style-name="Preformatted_20_Text"/>
      <text:p text:style-name="P1">***First thought on testing to confirm if test is rock and paper</text:p>
      <text:p text:style-name="Preformatted_20_Text"/>
      <text:p text:style-name="Preformatted_20_Text">if humanchoice == 1 || humanchoice == 3 &amp;&amp; computerchoice == 1 || computerchoice == 3</text:p>
      <text:p text:style-name="Preformatted_20_Text"/>
      <text:p text:style-name="Preformatted_20_Text"/>
      <text:p text:style-name="Preformatted_20_Text"/>
      <text:p text:style-name="Preformatted_20_Text">None of the above are required as for each human choice (rock, paper, scissors) there are only two moves that the computer can do - these can be accounted for fairly easily as simple if and else statem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4T11:10:08.784847604</dc:date>
    <meta:editing-duration>PT2H22M22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8" meta:word-count="279" meta:character-count="1397" meta:non-whitespace-character-count="1088"/>
  </office:meta>
</office:document-meta>
</file>